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shapes>
          <draw:frame draw:z-index="0" draw:style-name="gr1" draw:text-style-name="P1" svg:width="20.044cm" svg:height="12.909cm" svg:x="4.626cm" svg:y="0.106cm">
            <draw:object draw:notify-on-update-of-ranges="Arkusz1.A3:Arkusz1.A14 Arkusz1.A1:Arkusz1.A1 Arkusz1.B3:Arkusz1.B14 Arkusz1.A17:Arkusz1.A26 Arkusz1.A15:Arkusz1.A15 Arkusz1.B17:Arkusz1.B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i+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81" calcext:value-type="float">
            <text:p>12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889" calcext:value-type="float">
            <text:p>168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060" calcext:value-type="float">
            <text:p>210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943" calcext:value-type="float">
            <text:p>219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482" calcext:value-type="float">
            <text:p>224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549" calcext:value-type="float">
            <text:p>2254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838" calcext:value-type="float">
            <text:p>228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6" calcext:value-type="float">
            <text:p>226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782" calcext:value-type="float">
            <text:p>2278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152" calcext:value-type="float">
            <text:p>221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593" calcext:value-type="float">
            <text:p>205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202" calcext:value-type="float">
            <text:p>232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92" calcext:value-type="float">
            <text:p>250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241" calcext:value-type="float">
            <text:p>252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911" calcext:value-type="float">
            <text:p>249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450" calcext:value-type="float">
            <text:p>264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910" calcext:value-type="float">
            <text:p>259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982" calcext:value-type="float">
            <text:p>24982</text:p>
          </table:table-cell>
        </table:table-row>
      </table:table>
      <table:named-expressions/>
      <table:database-ranges>
        <table:database-range table:name="__Anonymous_Sheet_DB__0" table:target-range-address="Arkusz1.A17:Arkusz1.B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1:32:27.698210167</meta:creation-date>
    <dc:date>2024-03-13T21:35:10.085032213</dc:date>
    <meta:editing-duration>PT2M43S</meta:editing-duration>
    <meta:editing-cycles>1</meta:editing-cycles>
    <meta:generator>LibreOffice/7.3.7.2$Linux_X86_64 LibreOffice_project/30$Build-2</meta:generator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45cm" svg:height="12.91cm" xlink:href=".." xlink:type="simple" chart:class="chart:scatter" chart:style-name="ch1">
        <chart:title svg:x="5.428cm" svg:y="0.394cm" chart:style-name="ch2">
          <text:p>Zależność liczby neutronów od długości pręta</text:p>
        </chart:title>
        <chart:subtitle svg:x="8.179cm" svg:y="1.431cm" chart:style-name="ch3">
          <text:p>p=10GeV/c Pb100%</text:p>
        </chart:subtitle>
        <chart:legend chart:legend-position="end" svg:x="18.172cm" svg:y="5.907cm" style:legend-expansion="high" chart:style-name="ch4"/>
        <chart:plot-area chart:style-name="ch5" table:cell-range-address="Arkusz1.A3:Arkusz1.B14 Arkusz1.A1:Arkusz1.A1 Arkusz1.A15:Arkusz1.A15 Arkusz1.B17:Arkusz1.B26" chart:data-source-has-labels="row" svg:x="0.4cm" svg:y="2.372cm" svg:width="17.372cm" svg:height="10.28cm">
          <chart:coordinate-region svg:x="1.577cm" svg:y="2.571cm" svg:width="15.916cm" svg:height="9.43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3:Arkusz1.B14" chart:label-cell-address="Arkusz1.A1:Arkusz1.A1" chart:class="chart:scatter">
            <chart:domain table:cell-range-address="Arkusz1.A3:Arkusz1.A14"/>
            <chart:data-point chart:repeated="12"/>
          </chart:series>
          <chart:series chart:style-name="ch10" chart:values-cell-range-address="Arkusz1.B17:Arkusz1.B26" chart:label-cell-address="Arkusz1.A15:Arkusz1.A15" chart:class="chart:scatter">
            <chart:domain table:cell-range-address="Arkusz1.A17:Arkusz1.A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Pi+</text:p>
                <draw:g>
                  <svg:desc>Arkusz1.A1:Arkusz1.A1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P</text:p>
                <draw:g>
                  <svg:desc>Arkusz1.A15:Arkusz1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Arkusz1.A3:Arkusz1.A14</svg:desc>
                </draw:g>
              </table:table-cell>
              <table:table-cell office:value-type="float" office:value="3600">
                <text:p>3600</text:p>
                <draw:g>
                  <svg:desc>Arkusz1.B3:Arkusz1.B14</svg:desc>
                </draw:g>
              </table:table-cell>
              <table:table-cell office:value-type="float" office:value="5">
                <text:p>5</text:p>
                <draw:g>
                  <svg:desc>Arkusz1.A17:Arkusz1.A26</svg:desc>
                </draw:g>
              </table:table-cell>
              <table:table-cell office:value-type="float" office:value="4157">
                <text:p>4157</text:p>
                <draw:g>
                  <svg:desc>Arkusz1.B17:Arkusz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2081">
                <text:p>12081</text:p>
              </table:table-cell>
              <table:table-cell office:value-type="float" office:value="15">
                <text:p>15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6889">
                <text:p>16889</text:p>
              </table:table-cell>
              <table:table-cell office:value-type="float" office:value="25">
                <text:p>25</text:p>
              </table:table-cell>
              <table:table-cell office:value-type="float" office:value="20593">
                <text:p>20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1060">
                <text:p>21060</text:p>
              </table:table-cell>
              <table:table-cell office:value-type="float" office:value="35">
                <text:p>35</text:p>
              </table:table-cell>
              <table:table-cell office:value-type="float" office:value="23202">
                <text:p>23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1943">
                <text:p>21943</text:p>
              </table:table-cell>
              <table:table-cell office:value-type="float" office:value="45">
                <text:p>45</text:p>
              </table:table-cell>
              <table:table-cell office:value-type="float" office:value="25092">
                <text:p>25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2482">
                <text:p>22482</text:p>
              </table:table-cell>
              <table:table-cell office:value-type="float" office:value="55">
                <text:p>55</text:p>
              </table:table-cell>
              <table:table-cell office:value-type="float" office:value="25241">
                <text:p>25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2549">
                <text:p>22549</text:p>
              </table:table-cell>
              <table:table-cell office:value-type="float" office:value="65">
                <text:p>65</text:p>
              </table:table-cell>
              <table:table-cell office:value-type="float" office:value="24911">
                <text:p>24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22838">
                <text:p>22838</text:p>
              </table:table-cell>
              <table:table-cell office:value-type="float" office:value="75">
                <text:p>75</text:p>
              </table:table-cell>
              <table:table-cell office:value-type="float" office:value="26450">
                <text:p>264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">
                <text:p>85</text:p>
              </table:table-cell>
              <table:table-cell office:value-type="float" office:value="22656">
                <text:p>22656</text:p>
              </table:table-cell>
              <table:table-cell office:value-type="float" office:value="85">
                <text:p>85</text:p>
              </table:table-cell>
              <table:table-cell office:value-type="float" office:value="25910">
                <text:p>25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22782">
                <text:p>22782</text:p>
              </table:table-cell>
              <table:table-cell office:value-type="float" office:value="95">
                <text:p>95</text:p>
              </table:table-cell>
              <table:table-cell office:value-type="float" office:value="24982">
                <text:p>24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">
                <text:p>105</text:p>
              </table:table-cell>
              <table:table-cell office:value-type="float" office:value="22152">
                <text:p>22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